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textarea-horizontal-align="justify" draw:textarea-vertical-align="middle" draw:auto-grow-height="false" fo:min-height="0.893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5.469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1.74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8" style:family="graphic" style:parent-style-name="standard">
      <style:graphic-properties draw:textarea-horizontal-align="justify" draw:textarea-vertical-align="middle" draw:auto-grow-height="false" fo:min-height="5.719cm" fo:min-width="1.2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rimson Tex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rimson Tex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2" draw:layer="layout" svg:width="3.81cm" svg:height="1.143cm" svg:x="0.208cm" svg:y="4.828cm">
          <text:p text:style-name="P1"><text:span text:style-name="T1">sent_s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35cm" svg:y="0.008cm">
          <text:p text:style-name="P1"><text:span text:style-name="T1">lang_sco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143cm" svg:x="0.135cm" svg:y="2.783cm">
          <text:p text:style-name="P1"><text:span text:style-name="T1">doc_seq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969cm" svg:height="0.889cm" draw:transform="rotate (1.5707963267949) translate (7.874cm 6.985cm)">
          <draw:glue-point draw:id="4" svg:x="-4.883cm" svg:y="-4.36cm"/>
          <draw:glue-point draw:id="5" svg:x="-4.883cm" svg:y="-2.445cm"/>
          <draw:glue-point draw:id="6" svg:x="-4.883cm" svg:y="0.532cm"/>
          <draw:glue-point draw:id="7" svg:x="-4.994cm" svg:y="3.937cm"/>
          <text:p text:style-name="P1"><text:span text:style-name="T1">Concaten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0.889cm" svg:height="0.762cm" svg:x="2.54cm" svg:y="2.159cm">
          <text:p/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2" draw:layer="layout" svg:width="3.81cm" svg:height="1.143cm" svg:x="0.235cm" svg:y="3.7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1.659cm" svg:y="3.9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2.959cm" svg:y="3.9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0.459cm" svg:y="3.978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2" draw:layer="layout" svg:width="3.81cm" svg:height="1.143cm" svg:x="0.235cm" svg:y="5.85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1.659cm" svg:y="6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2.959cm" svg:y="6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889cm" svg:height="0.762cm" svg:x="0.459cm" svg:y="6.07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xml:id="id2" draw:id="id2" draw:layer="layout" svg:width="2.246cm" svg:height="1.143cm" svg:x="4.89cm" svg:y="3.731cm">
          <text:p text:style-name="P1"><text:span text:style-name="T1">LST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2.246cm" svg:height="1.143cm" svg:x="4.89cm" svg:y="5.831cm">
          <text:p text:style-name="P1"><text:span text:style-name="T1">LSTM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4.045cm" svg:y1="4.322cm" svg:x2="4.89cm" svg:y2="4.302cm" draw:start-shape="id1" draw:start-glue-point="1" draw:end-shape="id2" draw:end-glue-point="3" svg:d="M4045 4322h423v-20h422" svg:viewBox="0 0 846 21">
          <text:p/>
        </draw:connector>
        <draw:connector draw:style-name="gr6" draw:text-style-name="P3" draw:layer="layout" svg:x1="4.045cm" svg:y1="6.422cm" svg:x2="4.89cm" svg:y2="6.402cm" draw:start-shape="id3" draw:start-glue-point="1" draw:end-shape="id4" draw:end-glue-point="3" svg:d="M4045 6422h423v-20h422" svg:viewBox="0 0 846 21">
          <text:p/>
        </draw:connector>
        <draw:custom-shape draw:style-name="gr7" draw:text-style-name="P1" xml:id="id5" draw:id="id5" draw:layer="layout" svg:width="1.397cm" svg:height="1.397cm" svg:x="11.303cm" svg:y="3.332cm">
          <text:p text:style-name="P1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12.7cm" svg:y1="4.031cm" svg:x2="13.654cm" svg:y2="4.046cm" draw:start-shape="id5" draw:start-glue-point="10" svg:d="M12700 4031l954 15" svg:viewBox="0 0 955 16">
          <text:p/>
        </draw:connector>
        <draw:custom-shape draw:style-name="gr3" draw:text-style-name="P2" xml:id="id6" draw:id="id6" draw:layer="layout" svg:width="0.889cm" svg:height="0.762cm" svg:x="2.54cm" svg:y="1.043cm">
          <text:p/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.429cm" svg:y1="1.424cm" svg:x2="7.884cm" svg:y2="1.398cm" draw:start-shape="id6" draw:start-glue-point="1" draw:end-shape="id7" draw:end-glue-point="4" svg:d="M3429 1424l4455-26" svg:viewBox="0 0 4456 27">
          <text:p/>
        </draw:connector>
        <draw:connector draw:style-name="gr6" draw:text-style-name="P3" draw:layer="layout" draw:type="line" svg:x1="3.429cm" svg:y1="2.54cm" svg:x2="7.884cm" svg:y2="2.541cm" draw:start-shape="id8" draw:start-glue-point="1" draw:end-shape="id7" draw:end-glue-point="5" svg:d="M3429 2540l4455 1" svg:viewBox="0 0 4456 2">
          <text:p/>
        </draw:connector>
        <draw:connector draw:style-name="gr6" draw:text-style-name="P3" draw:layer="layout" draw:type="line" svg:x1="7.136cm" svg:y1="4.302cm" svg:x2="7.884cm" svg:y2="4.317cm" draw:start-shape="id2" draw:start-glue-point="1" draw:end-shape="id7" draw:end-glue-point="6" svg:d="M7136 4302l748 15" svg:viewBox="0 0 749 16">
          <text:p/>
        </draw:connector>
        <draw:connector draw:style-name="gr6" draw:text-style-name="P3" draw:layer="layout" draw:type="line" svg:x1="7.136cm" svg:y1="6.402cm" svg:x2="7.875cm" svg:y2="6.349cm" draw:start-shape="id4" draw:start-glue-point="1" draw:end-shape="id7" draw:end-glue-point="7" svg:d="M7136 6402l739-53" svg:viewBox="0 0 740 54">
          <text:p/>
        </draw:connector>
        <draw:custom-shape draw:style-name="gr8" draw:text-style-name="P1" draw:layer="layout" svg:width="1.778cm" svg:height="5.969cm" svg:x="9.017cm" svg:y="1.016cm">
          <text:p text:style-name="P1">50x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3.97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30</meta:editing-cycles>
    <dc:date>2019-08-24T10:55:00.273856953</dc:date>
    <meta:creation-date>2016-08-10T12:12:58</meta:creation-date>
    <meta:editing-duration>PT2H18M21S</meta:editing-duration>
    <meta:document-statistic meta:object-count="27"/>
    <meta:user-defined meta:name="email">kariminfo0@gmail.com</meta:user-defined>
  </office:meta>
</office:document-meta>
</file>